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DaunPenh" svg:font-family="DaunPenh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15%"/>
      <style:text-properties style:font-name="Helvetica" style:font-name-complex="DaunPenh" fo:font-weight="bold" style:font-weight-asian="bold" style:font-weight-complex="bold" fo:font-size="20pt" style:font-size-asian="20pt" style:font-size-complex="12pt"/>
    </style:style>
    <style:style style:name="P2" style:parent-style-name="Normal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3" style:parent-style-name="Normal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 style:text-underline-type="single" style:text-underline-style="solid" style:text-underline-width="auto" style:text-underline-mode="continuous"/>
    </style:style>
    <style:style style:name="P4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5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6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7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8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9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10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11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12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13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14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15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16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17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18" style:parent-style-name="Normal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 style:text-underline-type="single" style:text-underline-style="solid" style:text-underline-width="auto" style:text-underline-mode="continuous"/>
    </style:style>
    <style:style style:name="P19" style:parent-style-name="ParágrafodaLista" style:list-style-name="LFO2" style:family="paragraph">
      <style:paragraph-properties fo:line-height="115%"/>
      <style:text-properties style:font-name="Helvetica" style:font-name-complex="DaunPenh" fo:font-size="14pt" style:font-size-asian="14pt" style:font-size-complex="9pt"/>
    </style:style>
    <style:style style:name="P20" style:parent-style-name="ParágrafodaLista" style:list-style-name="LFO2" style:family="paragraph">
      <style:paragraph-properties fo:line-height="115%"/>
      <style:text-properties style:font-name="Helvetica" style:font-name-complex="DaunPenh" fo:font-size="14pt" style:font-size-asian="14pt" style:font-size-complex="9pt"/>
    </style:style>
    <style:style style:name="P21" style:parent-style-name="ParágrafodaLista" style:list-style-name="LFO2" style:family="paragraph">
      <style:paragraph-properties fo:line-height="115%"/>
      <style:text-properties style:font-name="Helvetica" style:font-name-complex="DaunPenh" fo:font-size="14pt" style:font-size-asian="14pt" style:font-size-complex="9pt"/>
    </style:style>
    <style:style style:name="P22" style:parent-style-name="ParágrafodaLista" style:list-style-name="LFO2" style:family="paragraph">
      <style:paragraph-properties fo:line-height="115%"/>
      <style:text-properties style:font-name="Helvetica" style:font-name-complex="DaunPenh" fo:font-size="14pt" style:font-size-asian="14pt" style:font-size-complex="9pt"/>
    </style:style>
    <style:style style:name="P23" style:parent-style-name="ParágrafodaLista" style:list-style-name="LFO2" style:family="paragraph">
      <style:paragraph-properties fo:line-height="115%"/>
      <style:text-properties style:font-name="Helvetica" style:font-name-complex="DaunPenh" fo:font-size="14pt" style:font-size-asian="14pt" style:font-size-complex="9pt"/>
    </style:style>
    <style:style style:name="P24" style:parent-style-name="ParágrafodaLista" style:list-style-name="LFO2" style:family="paragraph">
      <style:paragraph-properties fo:line-height="115%"/>
      <style:text-properties style:font-name="Helvetica" style:font-name-complex="DaunPenh" fo:font-size="14pt" style:font-size-asian="14pt" style:font-size-complex="9pt"/>
    </style:style>
    <style:style style:name="P25" style:parent-style-name="ParágrafodaLista" style:list-style-name="LFO2" style:family="paragraph">
      <style:paragraph-properties fo:line-height="115%"/>
      <style:text-properties style:font-name="Helvetica" style:font-name-complex="DaunPenh" fo:font-size="14pt" style:font-size-asian="14pt" style:font-size-complex="9pt"/>
    </style:style>
    <style:style style:name="P26" style:parent-style-name="ParágrafodaLista" style:list-style-name="LFO2" style:family="paragraph">
      <style:paragraph-properties fo:line-height="115%"/>
      <style:text-properties style:font-name="Helvetica" style:font-name-complex="DaunPenh" fo:font-size="14pt" style:font-size-asian="14pt" style:font-size-complex="9pt"/>
    </style:style>
    <style:style style:name="P27" style:parent-style-name="ParágrafodaLista" style:list-style-name="LFO2" style:family="paragraph">
      <style:paragraph-properties fo:line-height="115%"/>
      <style:text-properties style:font-name="Helvetica" style:font-name-complex="DaunPenh" fo:font-size="14pt" style:font-size-asian="14pt" style:font-size-complex="9pt"/>
    </style:style>
    <style:style style:name="P28" style:parent-style-name="ParágrafodaLista" style:list-style-name="LFO2" style:family="paragraph">
      <style:paragraph-properties fo:line-height="115%" fo:margin-left="0.5909in" fo:text-indent="-0.3409in">
        <style:tab-stops/>
      </style:paragraph-properties>
      <style:text-properties style:font-name="Helvetica" style:font-name-complex="DaunPenh" fo:font-size="14pt" style:font-size-asian="14pt" style:font-size-complex="9pt"/>
    </style:style>
    <style:style style:name="P29" style:parent-style-name="ParágrafodaLista" style:list-style-name="LFO2" style:family="paragraph">
      <style:paragraph-properties fo:line-height="115%" fo:margin-left="0.5909in" fo:text-indent="-0.3409in">
        <style:tab-stops/>
      </style:paragraph-properties>
      <style:text-properties style:font-name="Helvetica" style:font-name-complex="DaunPenh" fo:font-size="14pt" style:font-size-asian="14pt" style:font-size-complex="9pt"/>
    </style:style>
    <style:style style:name="P30" style:parent-style-name="ParágrafodaLista" style:list-style-name="LFO2" style:family="paragraph">
      <style:paragraph-properties fo:line-height="115%" fo:margin-left="0.5909in" fo:text-indent="-0.3409in">
        <style:tab-stops/>
      </style:paragraph-properties>
      <style:text-properties style:font-name="Helvetica" style:font-name-complex="DaunPenh" fo:font-size="14pt" style:font-size-asian="14pt" style:font-size-complex="9pt"/>
    </style:style>
    <style:style style:name="P31" style:parent-style-name="ParágrafodaLista" style:list-style-name="LFO2" style:family="paragraph">
      <style:paragraph-properties fo:line-height="115%" fo:margin-left="0.5909in" fo:text-indent="-0.3409in">
        <style:tab-stops/>
      </style:paragraph-properties>
      <style:text-properties style:font-name="Helvetica" style:font-name-complex="DaunPenh" fo:font-size="14pt" style:font-size-asian="14pt" style:font-size-complex="9pt"/>
    </style:style>
    <style:style style:name="P32" style:parent-style-name="ParágrafodaLista" style:list-style-name="LFO2" style:family="paragraph">
      <style:paragraph-properties fo:line-height="115%" fo:margin-left="0.5909in" fo:text-indent="-0.3409in">
        <style:tab-stops/>
      </style:paragraph-properties>
      <style:text-properties style:font-name="Helvetica" style:font-name-complex="DaunPenh" fo:font-size="14pt" style:font-size-asian="14pt" style:font-size-complex="9pt"/>
    </style:style>
    <style:style style:name="P33" style:parent-style-name="ParágrafodaLista" style:list-style-name="LFO2" style:family="paragraph">
      <style:paragraph-properties fo:line-height="115%" fo:margin-left="0.5909in" fo:text-indent="-0.3409in">
        <style:tab-stops/>
      </style:paragraph-properties>
      <style:text-properties style:font-name="Helvetica" style:font-name-complex="DaunPenh" fo:font-size="14pt" style:font-size-asian="14pt" style:font-size-complex="9pt"/>
    </style:style>
    <style:style style:name="P34" style:parent-style-name="ParágrafodaLista" style:list-style-name="LFO2" style:family="paragraph">
      <style:paragraph-properties fo:line-height="115%" fo:margin-left="0.5909in" fo:text-indent="-0.3409in">
        <style:tab-stops/>
      </style:paragraph-properties>
      <style:text-properties style:font-name="Helvetica" style:font-name-complex="DaunPenh" fo:font-size="14pt" style:font-size-asian="14pt" style:font-size-complex="9pt"/>
    </style:style>
    <style:style style:name="P35" style:parent-style-name="ParágrafodaLista" style:list-style-name="LFO2" style:family="paragraph">
      <style:paragraph-properties fo:line-height="115%" fo:margin-left="0.5909in" fo:text-indent="-0.3409in">
        <style:tab-stops/>
      </style:paragraph-properties>
      <style:text-properties style:font-name="Helvetica" style:font-name-complex="DaunPenh" fo:font-size="14pt" style:font-size-asian="14pt" style:font-size-complex="9pt"/>
    </style:style>
    <style:style style:name="P36" style:parent-style-name="ParágrafodaLista" style:list-style-name="LFO2" style:family="paragraph">
      <style:paragraph-properties fo:line-height="115%" fo:margin-left="0.5909in" fo:text-indent="-0.3409in">
        <style:tab-stops/>
      </style:paragraph-properties>
      <style:text-properties style:font-name="Helvetica" style:font-name-complex="DaunPenh" fo:font-size="14pt" style:font-size-asian="14pt" style:font-size-complex="9pt"/>
    </style:style>
    <style:style style:name="P37" style:parent-style-name="ParágrafodaLista" style:list-style-name="LFO2" style:family="paragraph">
      <style:paragraph-properties fo:line-height="115%" fo:margin-left="0.5909in" fo:text-indent="-0.3409in">
        <style:tab-stops/>
      </style:paragraph-properties>
      <style:text-properties style:font-name="Helvetica" style:font-name-complex="DaunPenh" fo:font-size="14pt" style:font-size-asian="14pt" style:font-size-complex="9pt"/>
    </style:style>
    <style:style style:name="P38" style:parent-style-name="Normal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39" style:parent-style-name="Normal" style:family="paragraph">
      <style:paragraph-properties fo:text-align="justify" fo:line-height="115%"/>
      <style:text-properties style:font-name="Helvetica" style:font-name-complex="DaunPenh" fo:font-style="italic" style:font-style-asian="italic" style:font-style-complex="italic" fo:font-size="14pt" style:font-size-asian="14pt" style:font-size-complex="9pt"/>
    </style:style>
    <style:style style:name="P40" style:parent-style-name="Normal" style:family="paragraph">
      <style:paragraph-properties fo:text-align="end" fo:line-height="115%"/>
      <style:text-properties style:font-name="Helvetica" style:font-name-complex="DaunPenh" fo:font-style="italic" style:font-style-asian="italic" style:font-style-complex="italic" fo:font-size="14pt" style:font-size-asian="14pt" style:font-size-complex="9pt"/>
    </style:style>
    <style:style style:name="P41" style:parent-style-name="Normal" style:family="paragraph">
      <style:paragraph-properties fo:text-align="end" fo:line-height="115%"/>
      <style:text-properties style:font-name="Helvetica" style:font-name-complex="DaunPenh" fo:font-size="14pt" style:font-size-asian="14pt" style:font-size-complex="9pt"/>
    </style:style>
    <style:style style:name="P42" style:parent-style-name="Normal" style:family="paragraph">
      <style:paragraph-properties fo:text-align="end" fo:line-height="115%"/>
      <style:text-properties style:font-name="Helvetica" style:font-name-complex="DaunPenh" fo:font-size="14pt" style:font-size-asian="14pt" style:font-size-complex="9pt"/>
    </style:style>
    <style:style style:name="P43" style:parent-style-name="Normal" style:family="paragraph">
      <style:paragraph-properties fo:text-align="end" fo:line-height="115%"/>
      <style:text-properties style:font-name="Helvetica" style:font-name-complex="DaunPenh" fo:font-size="14pt" style:font-size-asian="14pt" style:font-size-complex="9pt"/>
    </style:style>
    <style:style style:name="P44" style:parent-style-name="Normal" style:family="paragraph">
      <style:paragraph-properties fo:text-align="end" fo:line-height="115%"/>
      <style:text-properties style:font-name="Helvetica" style:font-name-complex="DaunPenh" fo:font-size="14pt" style:font-size-asian="14pt" style:font-size-complex="9pt"/>
    </style:style>
    <style:style style:name="P45" style:parent-style-name="Normal" style:family="paragraph">
      <style:paragraph-properties fo:text-align="end" fo:line-height="115%"/>
      <style:text-properties style:font-name="Helvetica" style:font-name-complex="DaunPenh" fo:font-size="14pt" style:font-size-asian="14pt" style:font-size-complex="9pt"/>
    </style:style>
    <style:style style:name="P46" style:parent-style-name="Normal" style:family="paragraph">
      <style:paragraph-properties fo:text-align="end" fo:line-height="115%"/>
      <style:text-properties style:font-name="Helvetica" style:font-name-complex="DaunPenh" fo:font-size="14pt" style:font-size-asian="14pt" style:font-size-complex="9pt"/>
    </style:style>
    <style:style style:name="P47" style:parent-style-name="Normal" style:family="paragraph">
      <style:paragraph-properties fo:text-align="end" fo:line-height="115%"/>
      <style:text-properties style:font-name="Helvetica" style:font-name-complex="DaunPenh" fo:font-size="14pt" style:font-size-asian="14pt" style:font-size-complex="9pt"/>
    </style:style>
    <style:style style:name="P48" style:parent-style-name="Normal" style:family="paragraph">
      <style:paragraph-properties fo:text-align="end" fo:line-height="115%"/>
      <style:text-properties style:font-name="Helvetica" style:font-name-complex="DaunPenh" fo:font-size="14pt" style:font-size-asian="14pt" style:font-size-complex="9pt"/>
    </style:style>
    <style:style style:name="P49" style:parent-style-name="Normal" style:family="paragraph">
      <style:paragraph-properties fo:text-align="center" fo:line-height="115%"/>
      <style:text-properties style:font-name="Helvetica" style:font-name-complex="DaunPenh" fo:font-weight="bold" style:font-weight-asian="bold" style:font-weight-complex="bold" fo:font-size="20pt" style:font-size-asian="20pt" style:font-size-complex="12pt"/>
    </style:style>
    <style:style style:name="P50" style:parent-style-name="Normal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51" style:parent-style-name="Normal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 style:text-underline-type="single" style:text-underline-style="solid" style:text-underline-width="auto" style:text-underline-mode="continuous"/>
    </style:style>
    <style:style style:name="P52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53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54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55" style:parent-style-name="ParágrafodaLista" style:list-style-name="LFO1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56" style:parent-style-name="Normal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57" style:parent-style-name="Normal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 style:text-underline-type="single" style:text-underline-style="solid" style:text-underline-width="auto" style:text-underline-mode="continuous"/>
    </style:style>
    <style:style style:name="P58" style:parent-style-name="ParágrafodaLista" style:list-style-name="LFO3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59" style:parent-style-name="ParágrafodaLista" style:list-style-name="LFO3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60" style:parent-style-name="ParágrafodaLista" style:list-style-name="LFO3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61" style:parent-style-name="ParágrafodaLista" style:list-style-name="LFO3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62" style:parent-style-name="ParágrafodaLista" style:list-style-name="LFO3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63" style:parent-style-name="ParágrafodaLista" style:list-style-name="LFO3" style:family="paragraph">
      <style:paragraph-properties fo:text-align="justify" fo:line-height="115%"/>
      <style:text-properties style:font-name="Helvetica" style:font-name-complex="DaunPenh" fo:font-size="14pt" style:font-size-asian="14pt" style:font-size-complex="9pt"/>
    </style:style>
    <style:style style:name="P64" style:parent-style-name="Normal" style:family="paragraph">
      <style:paragraph-properties fo:text-align="justify"/>
      <style:text-properties style:font-name="Helvetica" style:font-name-complex="DaunPenh" fo:font-size="14pt" style:font-size-asian="14pt" style:font-size-complex="9pt"/>
    </style:style>
    <style:style style:name="P65" style:parent-style-name="Normal" style:family="paragraph">
      <style:paragraph-properties fo:text-align="justify" fo:line-height="115%"/>
      <style:text-properties style:font-name="Helvetica" style:font-name-complex="DaunPenh" fo:font-style="italic" style:font-style-asian="italic" style:font-style-complex="italic" fo:font-size="14pt" style:font-size-asian="14pt" style:font-size-complex="9pt"/>
    </style:style>
    <style:style style:name="P66" style:parent-style-name="Normal" style:family="paragraph">
      <style:paragraph-properties fo:text-align="end" fo:line-height="115%"/>
      <style:text-properties style:font-name="Helvetica" style:font-name-complex="DaunPenh" fo:font-style="italic" style:font-style-asian="italic" style:font-style-complex="italic" fo:font-size="14pt" style:font-size-asian="14pt" style:font-size-complex="9pt"/>
    </style:style>
    <style:style style:name="P67" style:parent-style-name="Normal" style:family="paragraph">
      <style:paragraph-properties fo:text-align="justify"/>
      <style:text-properties style:font-name="Helvetica" style:font-name-complex="DaunPenh" fo:font-size="14pt" style:font-size-asian="14pt" style:font-size-complex="9pt"/>
    </style:style>
  </office:automatic-styles>
  <office:body>
    <office:text text:use-soft-page-breaks="true">
      <text:p text:style-name="P1">Como fazer uma fusão de Fibra Ótica</text:p>
      <text:p text:style-name="P2"/>
      <text:p text:style-name="P3">Ingredientes:</text:p>
      <text:list text:style-name="LFO1" text:continue-numbering="true">
        <text:list-item>
          <text:p text:style-name="P4">Chave<text:s/>Philips</text:p>
        </text:list-item>
        <text:list-item>
          <text:p text:style-name="P5">Chave de fendas</text:p>
        </text:list-item>
        <text:list-item>
          <text:p text:style-name="P6">Cortador de fibra ótica</text:p>
        </text:list-item>
        <text:list-item>
          <text:p text:style-name="P7">Máquina de fusão</text:p>
        </text:list-item>
        <text:list-item>
          <text:p text:style-name="P8">Cabo ótico</text:p>
        </text:list-item>
        <text:list-item>
          <text:p text:style-name="P9">Pig tail</text:p>
        </text:list-item>
        <text:list-item>
          <text:p text:style-name="P10">Alicate</text:p>
        </text:list-item>
        <text:list-item>
          <text:p text:style-name="P11">Acoplador</text:p>
        </text:list-item>
        <text:list-item>
          <text:p text:style-name="P12">Álcool<text:s/>isopropílico</text:p>
        </text:list-item>
        <text:list-item>
          <text:p text:style-name="P13">Lenço</text:p>
        </text:list-item>
        <text:list-item>
          <text:p text:style-name="P14">Tesoura</text:p>
        </text:list-item>
        <text:list-item>
          <text:p text:style-name="P15">Caixa de distribuição de fibra ótica</text:p>
        </text:list-item>
        <text:list-item>
          <text:p text:style-name="P16">Abraçadeira plástica</text:p>
        </text:list-item>
        <text:list-item>
          <text:p text:style-name="P17">Protetor de emenda</text:p>
        </text:list-item>
      </text:list>
      <text:p text:style-name="P18">Receita:</text:p>
      <text:list text:style-name="LFO2" text:continue-numbering="true">
        <text:list-item>
          <text:p text:style-name="P19">Abrir a caixa<text:s/>de distribuição de fibra.<text:s/>Dentro tem o estojo de acomodação que vai acomodar as fusões de fibra.<text:s/></text:p>
        </text:list-item>
        <text:list-item>
          <text:p text:style-name="P20">Retirar o estojo.<text:s/></text:p>
        </text:list-item>
        <text:list-item>
          <text:p text:style-name="P21">Na caixa vamos começar com a entrada do cabo<text:s/>ótico. Corta-se<text:s/>a borracha destinada para a entrada do cabo ótico na caixa<text:s/>e passa-se o<text:s/>mesmo.<text:s/></text:p>
        </text:list-item>
        <text:list-item>
          <text:p text:style-name="P22">Com x-ato tirar a capa externa<text:s/>do cabo. Tirar em pedaços, nunca se retira o pedaço completo.<text:s/>Dentro da capa temos a aramida e uma sequência com 4 fibras óticas. Quanto mais capa tirar,<text:s/>fica<text:s/>mais fácil trabalhar com ela.<text:s/></text:p>
        </text:list-item>
        <text:list-item>
          <text:p text:style-name="P23">Separar a fibra da aramida e cortar a aramida.<text:s/></text:p>
        </text:list-item>
        <text:list-item>
          <text:p text:style-name="P24">Fazer a fixação do cabo ótico no estojo com<text:s/>a<text:s/>abraçadeira plástica.<text:s/></text:p>
        </text:list-item>
        <text:list-item>
          <text:p text:style-name="P25">Passar<text:s/>a fibra para a parte de cima do estojo. Escolher uma<text:s/>das 4 fibras<text:s/>para a fusão.<text:s/></text:p>
        </text:list-item>
        <text:list-item>
          <text:p text:style-name="P26">Pegue na<text:s/>escolhida (por exemplo, a<text:s/>amarela)<text:s/>e passe por dentro de um protetor de emenda.<text:s/></text:p>
        </text:list-item>
        <text:list-item>
          <text:p text:style-name="P27">Utilizar o alicate para retirar a capa plástica/o buffer dela. Vai ficar só a fibra e o acrilato, remover o acrilato.<text:s/></text:p>
        </text:list-item>
        <text:list-item>
          <text:p text:style-name="P28">Colocar álcool no lenço para limpar a fibra<text:s/>de modo a<text:s/>retirar<text:s/>os excessos.<text:s/></text:p>
        </text:list-item>
        <text:list-item>
          <text:p text:style-name="P29">Utilizar o cortador para cortar a fibra<text:s/>de modo retilíneo.<text:s/></text:p>
        </text:list-item>
        <text:list-item>
          <text:p text:style-name="P30">Posicionar a fibra dentro da máquina<text:s/>de fusão. Deve ficar bem próxima<text:s/>dos elétrodos.<text:s/></text:p>
        </text:list-item>
        <text:list-item>
          <text:p text:style-name="P31">O pig tail é um pedaço de fibra que já vem com um conector de fábrica, porque fazendo o conector em campo sujeitamos-mos a diversos erros. Agora fazemos a fusão entre a fibra que acabamos de<text:s/>decapar e o<text:s/>pig tail.<text:s/></text:p>
        </text:list-item>
        <text:list-item>
          <text:p text:style-name="P32">Retirar da extremidade do pig tail<text:s/>(oposta à extremidade com<text:s/>conector)<text:s/>o revestimento e limpar a fibra.<text:s/></text:p>
        </text:list-item>
        <text:list-item>
          <text:p text:style-name="P33">Colocar do outro lado<text:s/>na máquina,<text:s/>o pig tail.<text:s/></text:p>
        </text:list-item>
        <text:list-item>
          <text:p text:style-name="P34">Fechar a máquina. Ela fará o próprio posicionamento.<text:s/></text:p>
        </text:list-item>
        <text:list-item>
          <text:p text:style-name="P35">Depois da fusão, abrir a máquina e posicionar o protetor de emenda sobre o pedaço fundido e colocar no forno<text:s/>da máquina.<text:s/></text:p>
        </text:list-item>
        <text:list-item>
          <text:p text:style-name="P36">Após terminar o processo, retirar.<text:s/></text:p>
        </text:list-item>
        <text:list-item>
          <text:p text:style-name="P37">Organizar no estojo e acomodar o mesmo dentro da caixa de distribuição.<text:s/></text:p>
        </text:list-item>
      </text:list>
      <text:p text:style-name="P38"/>
      <text:p text:style-name="P39"/>
      <text:p text:style-name="P40">Receita desenvolvida por Ana Teixeira e Bruna Mendes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Como fazer um<text:s/>cabo de Internet</text:p>
      <text:p text:style-name="P50"/>
      <text:p text:style-name="P51">Ingredientes:</text:p>
      <text:list text:style-name="LFO1" text:continue-numbering="true">
        <text:list-item>
          <text:p text:style-name="P52">Alicate de corte</text:p>
        </text:list-item>
        <text:list-item>
          <text:p text:style-name="P53">Alicate de cravar</text:p>
        </text:list-item>
        <text:list-item>
          <text:p text:style-name="P54">Conector RJ45</text:p>
        </text:list-item>
        <text:list-item>
          <text:p text:style-name="P55">Cabo UTP</text:p>
        </text:list-item>
      </text:list>
      <text:p text:style-name="P56"/>
      <text:p text:style-name="P57">Receita:</text:p>
      <text:list text:style-name="LFO3" text:continue-numbering="true">
        <text:list-item>
          <text:p text:style-name="P58">Decapar o cabo UTP de 3 a 4 centímetros.<text:s/></text:p>
        </text:list-item>
        <text:list-item>
          <text:p text:style-name="P59">Desenlaçar os cabos e esticar (tip: utilizar uma chave de fendas).</text:p>
        </text:list-item>
        <text:list-item>
          <text:p text:style-name="P60">Seguindo o padrão 568B, os pinos devem ser organizados pela seguinte sequência: primeiro é o laranja com branco, seguido pelo laranja, seguido pelo verde com branco, seguido pelo azul, seguido pelo azul com branco, seguido pelo verde, seguido pelo castanho com branco e, por último, o pino castanho.</text:p>
        </text:list-item>
        <text:list-item>
          <text:p text:style-name="P61">Cortar o cabo com o alicate de modo a quando o introduzir a capa dele fique dentro do conector (mais ou menos, 1,5cm).</text:p>
        </text:list-item>
        <text:list-item>
          <text:p text:style-name="P62">Inserir dentro do conector e utilizar o alicate de cravar para prender o fio.<text:s/></text:p>
        </text:list-item>
        <text:list-item>
          <text:p text:style-name="P63">Repita o processo para a outra extremidade.</text:p>
        </text:list-item>
      </text:list>
      <text:p text:style-name="P64"/>
      <text:p text:style-name="P65"/>
      <text:p text:style-name="P66">Receita desenvolvida por Ana Teixeira e Bruna Mendes</text:p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DaunPenh" svg:font-family="DaunPenh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CSA0523</meta:initial-creator>
    <dc:creator>NCSA0523</dc:creator>
    <meta:creation-date>2023-06-05T10:22:00Z</meta:creation-date>
    <dc:date>2023-06-05T11:17:00Z</dc:date>
    <meta:template xlink:href="Normal.dotm" xlink:type="simple"/>
    <meta:editing-cycles>20</meta:editing-cycles>
    <meta:editing-duration>PT3300S</meta:editing-duration>
    <meta:document-statistic meta:page-count="3" meta:paragraph-count="5" meta:word-count="460" meta:character-count="2939" meta:row-count="20" meta:non-whitespace-character-count="2484"/>
  </office:meta>
</office:document-meta>
</file>